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8.5cm" style:rel-column-width="32767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B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text-properties style:font-name="Times New Roman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variant="normal" fo:text-transform="none" fo:color="#363636" style:font-name="Times New Roman" fo:font-size="12pt" fo:letter-spacing="normal" fo:font-style="normal" fo:font-weight="bold" style:font-size-asian="12pt" style:font-size-complex="12pt"/>
    </style:style>
    <style:style style:name="T5" style:family="text">
      <style:text-properties fo:font-variant="normal" fo:text-transform="none" fo:color="#4a4a4a" style:font-name="Times New Roman" fo:font-size="12pt" fo:letter-spacing="normal" fo:font-style="normal" fo:font-weight="normal" style:font-size-asian="12pt" style:font-size-complex="12pt"/>
    </style:style>
    <style:style style:name="T6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are the fundamental things you need to think about when you design a Java class?</text:p>
      <text:p text:style-name="P3">Class design follows established principles of correct, reusable, extensible and easy to maintain code. Think about the objects that will be created from that class type.</text:p>
      <text:p text:style-name="Standard"/>
      <text:p text:style-name="P1">What are the questions you need to ask yourself?</text:p>
      <text:p text:style-name="P1"><text:span text:style-name="T1">What aspects of reality are important for the </text:span><text:span text:style-name="T3">purpose</text:span><text:span text:style-name="T1"> of this problem. Things the object knows, things the the object knows about itself (instance variables), things the object does (methods).</text:span></text:p>
      <text:p text:style-name="Standard"/>
      <text:p text:style-name="P1">If you could design a checklist to use when you're designing a class, what would be on the checklist?</text:p>
      <text:p text:style-name="P3"/>
      <text:p text:style-name="Standard"/>
      <text:p text:style-name="Standard">S<text:span text:style-name="T6">olid Principle:</text:span></text:p>
      <text:list xml:id="list4239649847255309035" text:style-name="L1">
        <text:list-item>
          <text:p text:style-name="P4"><text:span text:style-name="Strong_20_Emphasis"><text:span text:style-name="T4">S </text:span></text:span><text:span text:style-name="T5">- Single-responsiblity principle: A class should have one and only one reason to change, meaning that a class should have only one job. </text:span></text:p>
        </text:list-item>
        <text:list-item>
          <text:p text:style-name="P4"><text:span text:style-name="Strong_20_Emphasis"><text:span text:style-name="T4">O </text:span></text:span><text:span text:style-name="T5">- Open-closed principle: Objects or entities should be open for extension, but closed for modification. </text:span></text:p>
        </text:list-item>
        <text:list-item>
          <text:p text:style-name="P4"><text:span text:style-name="Strong_20_Emphasis"><text:span text:style-name="T4">L </text:span></text:span><text:span text:style-name="T5">- Liskov substitution principle: every subclass/derived class should be substitutable for their base/parent class. </text:span></text:p>
        </text:list-item>
        <text:list-item>
          <text:p text:style-name="P4"><text:span text:style-name="Strong_20_Emphasis"><text:span text:style-name="T4">I </text:span></text:span><text:span text:style-name="T5">- Interface segregation principle: A client should never be forced to implement an interface that it doesn't use or clients shouldn't be forced to depend on methods they do not use. </text:span></text:p>
        </text:list-item>
        <text:list-item>
          <text:p text:style-name="P4"><text:span text:style-name="Strong_20_Emphasis"><text:span text:style-name="T4">D </text:span></text:span><text:span text:style-name="T5">- Dependency Inversion Principle: Entities must depend on abstractions not on concretions. It states that the high level module must not depend on the low level module, but they should depend on abstractions. </text:span></text:p>
        </text:list-item>
      </text:list>
      <text:p text:style-name="P2"/>
      <text:p text:style-name="P2"/>
      <text:p text:style-name="P2"/>
      <text:p text:style-name="P2">Wat might a television object need to know (instance variables) and do (methods)?</text:p>
      <text:p text:style-name="P2"/>
      <text:p text:style-name="P2">Staat (aan, uit)</text:p>
      <text:p text:style-name="P2">Zender( 1, 2, 3, enz)</text:p>
      <text:p text:style-name="P2"/>
      <text:p text:style-name="P2">zetaan() zetuit()</text:p>
      <text:p text:style-name="P2">veranderZender()</text:p>
      <text:p text:style-name="P2"/>
      <text:p text:style-name="P2"/>
      <text:p text:style-name="P2">Sharpen your pencil:</text:p>
      <text:p text:style-name="P2">object 1, <text:tab/>title: Gone with the Stock</text:p>
      <text:p text:style-name="P2"><text:tab/><text:tab/>genre: Tragic</text:p>
      <text:p text:style-name="P2"><text:tab/><text:tab/>rating;pst om : -2</text:p>
      <text:p text:style-name="P2">object 2, <text:tab/>title: Lost in Cubicle Space</text:p>
      <text:p text:style-name="P2"><text:tab/><text:tab/>genre: Comedy</text:p>
      <text:p text:style-name="P2"><text:tab/><text:tab/>rating: 5</text:p>
      <text:p text:style-name="P2">object 3, <text:tab/>title: Byte Club</text:p>
      <text:p text:style-name="P2"><text:tab/><text:tab/>genre: Tragic but ultimately uplifting</text:p>
      <text:p text:style-name="P2"><text:tab/><text:tab/>rating: 127</text:p>
      <text:p text:style-name="P2"/>
      <text:p text:style-name="P2"/>
      <text:p text:style-name="P2">Compiler exercies:</text:p>
      <text:p text:style-name="P2">A: object t is niet gedeclareerd en geinitialiseerd.</text:p>
      <text:p text:style-name="P2">B: de functie playDVD() bsetaat niet</text:p>
      <text:p text:style-name="P2"/>
      <text:p text:style-name="P2"><text:soft-page-break/>Who am I – Attendees: class, methode, object, instance variable</text:p>
      <table:table table:name="Tabel1" table:style-name="Tabel1">
        <table:table-column table:style-name="Tabel1.A" table:number-columns-repeated="2"/>
        <table:table-row>
          <table:table-cell table:style-name="Tabel1.A1" office:value-type="string">
            <text:p text:style-name="P6">I am compiled from a .java file</text:p>
          </table:table-cell>
          <table:table-cell table:style-name="Tabel1.B1" office:value-type="string">
            <text:p text:style-name="P6">Class</text:p>
          </table:table-cell>
        </table:table-row>
        <table:table-row>
          <table:table-cell table:style-name="Tabel1.A2" office:value-type="string">
            <text:p text:style-name="P6">My instance variable values can be different from my buddy's values</text:p>
          </table:table-cell>
          <table:table-cell table:style-name="Tabel1.B2" office:value-type="string">
            <text:p text:style-name="P6">Object</text:p>
          </table:table-cell>
        </table:table-row>
        <table:table-row>
          <table:table-cell table:style-name="Tabel1.A2" office:value-type="string">
            <text:p text:style-name="P6">I behave like a template</text:p>
          </table:table-cell>
          <table:table-cell table:style-name="Tabel1.B2" office:value-type="string">
            <text:p text:style-name="P6">Class</text:p>
          </table:table-cell>
        </table:table-row>
        <table:table-row>
          <table:table-cell table:style-name="Tabel1.A2" office:value-type="string">
            <text:p text:style-name="P6">I like to do stuff</text:p>
          </table:table-cell>
          <table:table-cell table:style-name="Tabel1.B2" office:value-type="string">
            <text:p text:style-name="P6">Methode, Object</text:p>
          </table:table-cell>
        </table:table-row>
        <table:table-row>
          <table:table-cell table:style-name="Tabel1.A2" office:value-type="string">
            <text:p text:style-name="P6">I can have many methods</text:p>
          </table:table-cell>
          <table:table-cell table:style-name="Tabel1.B2" office:value-type="string">
            <text:p text:style-name="P6">Class, Object</text:p>
          </table:table-cell>
        </table:table-row>
        <table:table-row>
          <table:table-cell table:style-name="Tabel1.A2" office:value-type="string">
            <text:p text:style-name="P6">I represent 'state'</text:p>
          </table:table-cell>
          <table:table-cell table:style-name="Tabel1.B2" office:value-type="string">
            <text:p text:style-name="P6">Instance variable</text:p>
          </table:table-cell>
        </table:table-row>
        <table:table-row>
          <table:table-cell table:style-name="Tabel1.A2" office:value-type="string">
            <text:p text:style-name="P6">I have behaviors</text:p>
          </table:table-cell>
          <table:table-cell table:style-name="Tabel1.B2" office:value-type="string">
            <text:p text:style-name="P6">Object, <text:span text:style-name="T2">class</text:span></text:p>
          </table:table-cell>
        </table:table-row>
        <table:table-row>
          <table:table-cell table:style-name="Tabel1.A2" office:value-type="string">
            <text:p text:style-name="P6">I am lovated in objects</text:p>
          </table:table-cell>
          <table:table-cell table:style-name="Tabel1.B2" office:value-type="string">
            <text:p text:style-name="P6">Method, Instance variable</text:p>
          </table:table-cell>
        </table:table-row>
        <table:table-row>
          <table:table-cell table:style-name="Tabel1.A2" office:value-type="string">
            <text:p text:style-name="P6">I live on the heap</text:p>
          </table:table-cell>
          <table:table-cell table:style-name="Tabel1.B2" office:value-type="string">
            <text:p text:style-name="P6">Object</text:p>
          </table:table-cell>
        </table:table-row>
        <table:table-row>
          <table:table-cell table:style-name="Tabel1.A2" office:value-type="string">
            <text:p text:style-name="P6">I am used to create object instances</text:p>
          </table:table-cell>
          <table:table-cell table:style-name="Tabel1.B2" office:value-type="string">
            <text:p text:style-name="P6">Class</text:p>
          </table:table-cell>
        </table:table-row>
        <table:table-row>
          <table:table-cell table:style-name="Tabel1.A2" office:value-type="string">
            <text:p text:style-name="P6">My state can change</text:p>
          </table:table-cell>
          <table:table-cell table:style-name="Tabel1.B2" office:value-type="string">
            <text:p text:style-name="P6">Object, Instance variable</text:p>
          </table:table-cell>
        </table:table-row>
        <table:table-row>
          <table:table-cell table:style-name="Tabel1.A2" office:value-type="string">
            <text:p text:style-name="P6">I declare methods</text:p>
          </table:table-cell>
          <table:table-cell table:style-name="Tabel1.B2" office:value-type="string">
            <text:p text:style-name="P6">Class</text:p>
          </table:table-cell>
        </table:table-row>
        <table:table-row>
          <table:table-cell table:style-name="Tabel1.A2" office:value-type="string">
            <text:p text:style-name="P6">I can change at runtim</text:p>
          </table:table-cell>
          <table:table-cell table:style-name="Tabel1.B2" office:value-type="string">
            <text:p text:style-name="P6">Object, Instance variable</text:p>
          </table:table-cell>
        </table:table-row>
      </table:table>
      <text:p text:style-name="P2"/>
      <text:p text:style-name="P2">Both classes and objects are said to have state and behavi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01T10:25:25.97</meta:creation-date>
    <meta:generator>OpenOffice/4.1.5$Win32 OpenOffice.org_project/415m1$Build-9789</meta:generator>
    <dc:date>2018-11-02T07:41:30.91</dc:date>
    <meta:editing-duration>PT6H39M1S</meta:editing-duration>
    <meta:editing-cycles>4</meta:editing-cycles>
    <meta:document-statistic meta:table-count="1" meta:image-count="0" meta:object-count="0" meta:page-count="2" meta:paragraph-count="57" meta:word-count="419" meta:character-count="2489"/>
  </office:meta>
</office:document-meta>
</file>